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3075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0.4862in"/>
    </style:style>
    <style:style style:name="co4" style:family="table-column">
      <style:table-column-properties fo:break-before="auto" style:column-width="9.3543in"/>
    </style:style>
    <style:style style:name="co5" style:family="table-column">
      <style:table-column-properties fo:break-before="auto" style:column-width="0.731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Nazwa</text:p>
          </table:table-cell>
          <table:table-cell table:style-name="ce1" office:value-type="string">
            <text:p>Element</text:p>
          </table:table-cell>
          <table:table-cell table:style-name="ce1" office:value-type="string">
            <text:p>Ilość</text:p>
          </table:table-cell>
          <table:table-cell table:style-name="ce1" office:value-type="string">
            <text:p>Link</text:p>
          </table:table-cell>
          <table:table-cell table:number-columns-repeated="1020"/>
        </table:table-row>
        <table:table-row table:style-name="ro2">
          <table:table-cell office:value-type="string">
            <text:p>Przełącznik ON-OFF-ON</text:p>
          </table:table-cell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://www.tme.eu/pl/details/ae-c1720hoaaa/przelaczniki-dzwigniowe/arcolectric/c1720hobbi0ii/">http://www.tme.eu/pl/details/ae-c1720hoaaa/przelaczniki-dzwigniowe/arcolectric/c1720hobbi0ii/</text:a></text:p>
          </table:table-cell>
          <table:table-cell table:number-columns-repeated="1020"/>
        </table:table-row>
        <table:table-row table:style-name="ro2">
          <table:table-cell office:value-type="string">
            <text:p>Gniazdo zasilania 10V</text:p>
          </table:table-cell>
          <table:table-cell office:value-type="string">
            <text:p>Z4-Z9</text:p>
          </table:table-cell>
          <table:table-cell office:value-type="float" office:value="6">
            <text:p>6</text:p>
          </table:table-cell>
          <table:table-cell table:style-name="ce2" office:value-type="string">
            <text:p><text:a xlink:href="http://www.tme.eu/pl/details/mx-5268-02a/zlacza-spox/molex/0022057025-5268-02a/">http://www.tme.eu/pl/details/mx-5268-02a/zlacza-spox/molex/0022057025-5268-02a/</text:a></text:p>
          </table:table-cell>
          <table:table-cell table:number-columns-repeated="1020"/>
        </table:table-row>
        <table:table-row table:style-name="ro2">
          <table:table-cell office:value-type="string">
            <text:p>Wtyk zasilania 10V</text:p>
          </table:table-cell>
          <table:table-cell office:value-type="string">
            <text:p>Z4-Z9</text:p>
          </table:table-cell>
          <table:table-cell office:value-type="float" office:value="6">
            <text:p>6</text:p>
          </table:table-cell>
          <table:table-cell table:style-name="ce2" office:value-type="string">
            <text:p><text:a xlink:href="http://www.tme.eu/pl/details/mx-5264-02/zlacza-spox/molex/0050375023-5264-02/">http://www.tme.eu/pl/details/mx-5264-02/zlacza-spox/molex/0050375023-5264-02/#</text:a></text:p>
          </table:table-cell>
          <table:table-cell table:number-columns-repeated="1020"/>
        </table:table-row>
        <table:table-row table:style-name="ro2">
          <table:table-cell office:value-type="string">
            <text:p>Gniazdo zasilania 3.3V / 5V</text:p>
          </table:table-cell>
          <table:table-cell office:value-type="string">
            <text:p>Z10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://www.tme.eu/pl/details/mx-5268-03a/zlacza-spox/molex/0022057035-5268-03a/">http://www.tme.eu/pl/details/mx-5268-03a/zlacza-spox/molex/0022057035-5268-03a/#</text:a></text:p>
          </table:table-cell>
          <table:table-cell table:number-columns-repeated="1020"/>
        </table:table-row>
        <table:table-row table:style-name="ro2">
          <table:table-cell office:value-type="string">
            <text:p>Wtyk zasilania 3.3V / 5V</text:p>
          </table:table-cell>
          <table:table-cell office:value-type="string">
            <text:p>Z10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://www.tme.eu/pl/details/mx-5264-03/zlacza-spox/molex/0050375033-5264-03/">http://www.tme.eu/pl/details/mx-5264-03/zlacza-spox/molex/0050375033-5264-03/#</text:a></text:p>
          </table:table-cell>
          <table:table-cell table:number-columns-repeated="1020"/>
        </table:table-row>
        <table:table-row table:style-name="ro2">
          <table:table-cell office:value-type="string">
            <text:p>Styki wtyków 10V / 5V / 3.3V</text:p>
          </table:table-cell>
          <table:table-cell office:value-type="string">
            <text:p>Z4-Z10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a xlink:href="http://www.tme.eu/pl/details/mx-5263-pbtl/zlacza-spox/molex/0008701040-5263pbtl/">http://www.tme.eu/pl/details/mx-5263-pbtl/zlacza-spox/molex/0008701040-5263pbtl/#</text:a></text:p>
          </table:table-cell>
          <table:table-cell table:number-columns-repeated="1020"/>
        </table:table-row>
        <table:table-row table:style-name="ro2">
          <table:table-cell office:value-type="string">
            <text:p>Gniazdo zasilania wejściowe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://www.tme.eu/pl/details/2edgrc-5.0-02p14/listwy-zaciskowe-do-druku/degson-electronics/2edgrc-50-02p-14-00ah/">http://www.tme.eu/pl/details/2edgrc-5.0-02p14/listwy-zaciskowe-do-druku/degson-electronics/2edgrc-50-02p-14-00ah/#</text:a></text:p>
          </table:table-cell>
          <table:table-cell table:number-columns-repeated="1020"/>
        </table:table-row>
        <table:table-row table:style-name="ro2">
          <table:table-cell office:value-type="string">
            <text:p>Wtyk zasilania wejściowego</text:p>
          </table:table-cell>
          <table:table-cell office:value-type="string">
            <text:p>Z3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://www.tme.eu/pl/details/2edgk5.00-02p14/listwy-zaciskowe-do-druku/degson-electronics/2edgk-500-02p-14/">http://www.tme.eu/pl/details/2edgk5.00-02p14/listwy-zaciskowe-do-druku/degson-electronics/2edgk-500-02p-14/#</text:a></text:p>
          </table:table-cell>
          <table:table-cell table:number-columns-repeated="1020"/>
        </table:table-row>
        <table:table-row table:style-name="ro2">
          <table:table-cell office:value-type="string">
            <text:p>Gniazdo + Wtyk zasilacza</text:p>
          </table:table-cell>
          <table:table-cell office:value-type="string">
            <text:p>Z1</text:p>
          </table:table-cell>
          <table:table-cell office:value-type="float" office:value="1">
            <text:p>1</text:p>
          </table:table-cell>
          <table:table-cell table:style-name="ce2" office:value-type="string">
            <text:p><text:a xlink:href="http://riku.pl/towar/p/id/1530/kontekst/4206/">http://riku.pl/towar/p/id/1530/kontekst/4206/</text:a></text:p>
          </table:table-cell>
          <table:table-cell table:number-columns-repeated="1020"/>
        </table:table-row>
        <table:table-row table:style-name="ro1">
          <table:table-cell office:value-type="string">
            <text:p>Bezpiecznik 3.3V / 5V</text:p>
          </table:table-cell>
          <table:table-cell office:value-type="string">
            <text:p>B1</text:p>
          </table:table-cell>
          <table:table-cell office:value-type="float" office:value="2">
            <text:p>2</text:p>
          </table:table-cell>
          <table:table-cell table:style-name="ce2" office:value-type="string">
            <text:p>http://www.tme.eu/pl/details/3413.0222.11/bezpieczniki-smd-1206-szybkie/schurter/#</text:p>
          </table:table-cell>
          <table:table-cell table:number-columns-repeated="1020"/>
        </table:table-row>
        <table:table-row table:style-name="ro2">
          <table:table-cell office:value-type="string">
            <text:p>Bezpiecznik 10V</text:p>
          </table:table-cell>
          <table:table-cell office:value-type="string">
            <text:p>B2,B3</text:p>
          </table:table-cell>
          <table:table-cell office:value-type="float" office:value="2">
            <text:p>2</text:p>
          </table:table-cell>
          <table:table-cell table:style-name="ce2" office:value-type="string">
            <text:p><text:a xlink:href="http://www.tme.eu/pl/details/3413.0328.11/bezpieczniki-smd-1206-zwloczne/schurter/">http://www.tme.eu/pl/details/3413.0328.11/bezpieczniki-smd-1206-zwloczne/schurter/#</text:a>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??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imbus Sans 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imbus Sans 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2/07/2014</text:date>, <text:time>18:1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49" meta:object-count="0"/>
    <meta:generator>OpenOffice.org/3.3$Linux OpenOffice.org_project/330m20$Build-9567</meta:generator>
  </office:meta>
</office:document-meta>
</file>